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6.32354166666667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office:value-type="string" table:style-name="ce1">
            <text:p>итоговое время</text:p>
          </table:table-cell>
          <table:table-cell office:value-type="string" table:style-name="ce1">
            <text:p>ответ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formula="of:=[.B2]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formula="of:=[.B3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6" table:formula="of:=[.B4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; 2; 3</text:p>
          </table:table-cell>
          <table:table-cell office:value-type="float" office:value="10" table:formula="of:= 6 + [.B5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8" table:formula="of:= [.D5] + [.B6]" table:style-name="ce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formula="of:=[.B7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5" table:formula="of:=[.D7]+[.B8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; 7</text:p>
          </table:table-cell>
          <table:table-cell office:value-type="float" office:value="15" table:formula="of:=[.D5]+[.B9]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6" table:formula="of:=[.B10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8; 9</text:p>
          </table:table-cell>
          <table:table-cell office:value-type="float" office:value="17" table:formula="of:=[.D9] + [.B11]" table:style-name="ce1">
            <text:p>17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8" table:formula="of:=[.D10]+[.B12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2" table:formula="of:=[.D12]+[.B13]" table:style-name="ce1">
            <text:p>12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6:49:44Z</dc:date>
  </office:meta>
</office:document-meta>
</file>